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11.48mm"/>
    </style:style>
    <style:style style:name="co7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10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0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3.84mm" svg:height="46.8mm" svg:x="257.96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2.21mm" svg:height="48.03mm" svg:x="257.54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1.7mm" svg:height="46.39mm" svg:x="258.82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0.84mm" svg:height="47.21mm" svg:x="258.82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0.84mm" svg:height="46.8mm" svg:x="257.96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2.13mm" svg:height="48.29mm" svg:x="257.96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2.46mm" svg:height="51.73mm" svg:x="257.25mm" svg:y="383.82mm">
            <loext:p draw:notify-on-update-of-ranges="Foglio1.B87:Foglio1.B87 Foglio1.B88:Foglio1.B93 Foglio1.C87:Foglio1.C87 Foglio1.C88:Foglio1.C93 Foglio1.D87:Foglio1.D87 Foglio1.D88:Foglio1.D93 Foglio1.E87:Foglio1.E87 Foglio1.E88:Foglio1.E93 Foglio1.F87:Foglio1.F87 Foglio1.F88:Foglio1.F93 Foglio1.G87:Foglio1.G87 Foglio1.G88:Foglio1.G93 Foglio1.H87:Foglio1.H87 Foglio1.H88:Foglio1.H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80.89mm" svg:height="42.1mm" svg:x="372.12mm" svg:y="67.5mm">
            <loext:p draw:notify-on-update-of-ranges="Foglio1.T14:Foglio1.Y14 Foglio1.T15:Foglio1.Y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79.97mm" svg:height="42.93mm" svg:x="372.12mm" svg:y="122.09mm">
            <loext:p draw:notify-on-update-of-ranges="Foglio1.T26:Foglio1.Y26 Foglio1.T27:Foglio1.Y2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80.02mm" svg:height="45.01mm" svg:x="372.12mm" svg:y="175.02mm">
            <loext:p draw:notify-on-update-of-ranges="Foglio1.T38:Foglio1.Y38 Foglio1.T39:Foglio1.Y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80.46mm" svg:height="43.33mm" svg:x="371.26mm" svg:y="230.88mm">
            <loext:p draw:notify-on-update-of-ranges="Foglio1.T50:Foglio1.Y50 Foglio1.T51:Foglio1.Y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79.14mm" svg:height="44.74mm" svg:x="371.86mm" svg:y="284.07mm">
            <loext:p draw:notify-on-update-of-ranges="Foglio1.T62:Foglio1.Y62 Foglio1.T63:Foglio1.Y6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79.87mm" svg:height="43.66mm" svg:x="372.28mm" svg:y="339.34mm">
            <loext:p draw:notify-on-update-of-ranges="Foglio1.T74:Foglio1.Y74 Foglio1.T75:Foglio1.Y7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7"/>
        <table:table-column table:style-name="co4" table:default-cell-style-name="ce7"/>
        <table:table-column table:style-name="co1" table:default-cell-style-name="Default"/>
        <table:table-column table:style-name="co5" table:default-cell-style-name="ce3"/>
        <table:table-column table:style-name="co6" table:default-cell-style-name="ce7"/>
        <table:table-column table:style-name="co7" table:default-cell-style-name="ce20"/>
        <table:table-column table:style-name="co1" table:number-columns-repeated="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Ruolo</text:p>
          </table:table-cell>
          <table:table-cell table:style-name="ce13" office:value-type="string" calcext:value-type="string">
            <text:p>€/h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ject Manager</text:p>
          </table:table-cell>
          <table:table-cell table:style-name="ce17" office:value-type="float" office:value="30" calcext:value-type="float">
            <text:p>30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mministratore</text:p>
          </table:table-cell>
          <table:table-cell table:style-name="ce17" office:value-type="float" office:value="20" calcext:value-type="float">
            <text:p>20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nalista</text:p>
          </table:table-cell>
          <table:table-cell table:style-name="ce17" office:value-type="float" office:value="25" calcext:value-type="float">
            <text:p>25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ettista</text:p>
          </table:table-cell>
          <table:table-cell table:style-name="ce17" office:value-type="float" office:value="22" calcext:value-type="float">
            <text:p>22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rammatore</text:p>
          </table:table-cell>
          <table:table-cell table:style-name="ce17" office:value-type="float" office:value="15" calcext:value-type="float">
            <text:p>15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6" office:value-type="string" calcext:value-type="string">
            <text:p>Verificatore</text:p>
          </table:table-cell>
          <table:table-cell table:style-name="ce18" office:value-type="float" office:value="15" calcext:value-type="float">
            <text:p>15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 table:style-name="ce24"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16:.C21])" office:value-type="float" office:value="19" calcext:value-type="float">
            <text:p>19</text:p>
          </table:table-cell>
          <table:table-cell table:formula="of:=[.L15]*[.L6]" office:value-type="currency" office:currency="EUR" office:value="570" calcext:value-type="currency">
            <text:p>€ 570,00</text:p>
          </table:table-cell>
          <table:table-cell table:number-columns-repeated="6"/>
          <table:table-cell table:style-name="ce23" table:formula="of:=[.C23]" office:value-type="float" office:value="15.2" calcext:value-type="float">
            <text:p>15,2</text:p>
          </table:table-cell>
          <table:table-cell table:style-name="ce23" table:formula="of:=[.D23]" office:value-type="float" office:value="13.6" calcext:value-type="float">
            <text:p>13,6</text:p>
          </table:table-cell>
          <table:table-cell table:style-name="ce23" table:formula="of:=[.E23]" office:value-type="float" office:value="46.4" calcext:value-type="float">
            <text:p>46,4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24.8" calcext:value-type="float">
            <text:p>24,8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C16:.H16])" office:value-type="float" office:value="22" calcext:value-type="float">
            <text:p>2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16:.D21])" office:value-type="float" office:value="17" calcext:value-type="float">
            <text:p>17</text:p>
          </table:table-cell>
          <table:table-cell table:formula="of:=[.L16]*[.L7]" office:value-type="currency" office:currency="EUR" office:value="340" calcext:value-type="currency">
            <text:p>€ 34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C17:.H17])" office:value-type="float" office:value="21" calcext:value-type="float">
            <text:p>21</text:p>
          </table:table-cell>
          <table:table-cell/>
          <table:table-cell office:value-type="string" calcext:value-type="string">
            <text:p>Analista</text:p>
          </table:table-cell>
          <table:table-cell table:formula="of:=SUM([.E16:.E21])" office:value-type="float" office:value="58" calcext:value-type="float">
            <text:p>58</text:p>
          </table:table-cell>
          <table:table-cell table:formula="of:=[.L17]*[.L8]" office:value-type="currency" office:currency="EUR" office:value="1450" calcext:value-type="currency">
            <text:p>€ 1.45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SUM([.C18:.H18])" office:value-type="float" office:value="19" calcext:value-type="float">
            <text:p>19</text:p>
          </table:table-cell>
          <table:table-cell/>
          <table:table-cell office:value-type="string" calcext:value-type="string">
            <text:p>Progettista</text:p>
          </table:table-cell>
          <table:table-cell table:formula="of:=SUM([.F16:.F21])" office:value-type="float" office:value="0" calcext:value-type="float">
            <text:p>0</text:p>
          </table:table-cell>
          <table:table-cell table:formula="of:=[.L18]*[.L9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SUM([.C19:.H19])" office:value-type="float" office:value="20" calcext:value-type="float">
            <text:p>2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16:.G21])" office:value-type="float" office:value="0" calcext:value-type="float">
            <text:p>0</text:p>
          </table:table-cell>
          <table:table-cell table:formula="of:=[.L19]*[.L10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SUM([.C20:.H20])" office:value-type="float" office:value="22" calcext:value-type="float">
            <text:p>22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16:.H21])" office:value-type="float" office:value="31" calcext:value-type="float">
            <text:p>31</text:p>
          </table:table-cell>
          <table:table-cell table:formula="of:=[.L20]*[.L11]" office:value-type="currency" office:currency="EUR" office:value="465" calcext:value-type="currency">
            <text:p>€ 46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formula="of:=SUM([.C21:.H21])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0" table:formula="of:=SUM([.D16:.D21])" office:value-type="float" office:value="17" calcext:value-type="float">
            <text:p>17</text:p>
          </table:table-cell>
          <table:table-cell table:style-name="ce10" table:formula="of:=SUM([.E16:.E21])" office:value-type="float" office:value="58" calcext:value-type="float">
            <text:p>58</text:p>
          </table:table-cell>
          <table:table-cell table:style-name="ce10" table:formula="of:=SUM([.F16:.F21])" office:value-type="float" office:value="0" calcext:value-type="float">
            <text:p>0</text:p>
          </table:table-cell>
          <table:table-cell table:style-name="ce10" table:formula="of:=SUM([.G16:.G21])" office:value-type="float" office:value="0" calcext:value-type="float">
            <text:p>0</text:p>
          </table:table-cell>
          <table:table-cell table:style-name="ce10" table:formula="of:=SUM([.H16:.H21])" office:value-type="float" office:value="31" calcext:value-type="float">
            <text:p>31</text:p>
          </table:table-cell>
          <table:table-cell table:style-name="ce10" table:formula="of:=SUM([.I16:.I21])" office:value-type="float" office:value="125" calcext:value-type="float">
            <text:p>125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1" table:formula="of:=SUM([.M15:.M20])" office:value-type="currency" office:currency="EUR" office:value="2825" calcext:value-type="currency">
            <text:p>€ 2.825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22]*100/[.$I$22]" office:value-type="float" office:value="15.2" calcext:value-type="float">
            <text:p>15,2</text:p>
          </table:table-cell>
          <table:table-cell table:style-name="ce9" table:formula="of:=[.D22]*100/[.$I$22]" office:value-type="float" office:value="13.6" calcext:value-type="float">
            <text:p>13,6</text:p>
          </table:table-cell>
          <table:table-cell table:style-name="ce9" table:formula="of:=[.E22]*100/[.$I$22]" office:value-type="float" office:value="46.4" calcext:value-type="float">
            <text:p>46,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22]*100/[.$I$22]" office:value-type="float" office:value="24.8" calcext:value-type="float">
            <text:p>24,8</text:p>
          </table:table-cell>
          <table:table-cell table:style-name="ce14" table:formula="of:=SUM([.C23:.H23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4" table:formula="of:=SUM([.C24:.H24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style-name="ce19" table:formula="of:=SUM([.C28:.C33])" office:value-type="float" office:value="1" calcext:value-type="float">
            <text:p>1</text:p>
          </table:table-cell>
          <table:table-cell table:formula="of:=[.L27]*[.L6]" office:value-type="currency" office:currency="EUR" office:value="30" calcext:value-type="currency">
            <text:p>€ 30,00</text:p>
          </table:table-cell>
          <table:table-cell table:number-columns-repeated="6"/>
          <table:table-cell table:style-name="ce23" table:formula="of:=[.C35]" office:value-type="float" office:value="3.33333333333333" calcext:value-type="float">
            <text:p>3,33333333333333</text:p>
          </table:table-cell>
          <table:table-cell table:style-name="ce23" table:formula="of:=[.D35]" office:value-type="float" office:value="6.66666666666667" calcext:value-type="float">
            <text:p>6,66666666666667</text:p>
          </table:table-cell>
          <table:table-cell table:style-name="ce23" table:formula="of:=[.E35]" office:value-type="float" office:value="73.3333333333333" calcext:value-type="float">
            <text:p>73,3333333333333</text:p>
          </table:table-cell>
          <table:table-cell table:style-name="ce23" table:formula="of:=[.F35]" office:value-type="float" office:value="0" calcext:value-type="float">
            <text:p>0</text:p>
          </table:table-cell>
          <table:table-cell table:style-name="ce23" table:formula="of:=[.G35]" office:value-type="float" office:value="0" calcext:value-type="float">
            <text:p>0</text:p>
          </table:table-cell>
          <table:table-cell table:style-name="ce23" table:formula="of:=[.H35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28:.H28])" office:value-type="float" office:value="6" calcext:value-type="float">
            <text:p>6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28:.D33])" office:value-type="float" office:value="2" calcext:value-type="float">
            <text:p>2</text:p>
          </table:table-cell>
          <table:table-cell table:formula="of:=[.L28]*[.L7]" office:value-type="currency" office:currency="EUR" office:value="40" calcext:value-type="currency">
            <text:p>€ 4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29:.H29])" office:value-type="float" office:value="5" calcext:value-type="float">
            <text:p>5</text:p>
          </table:table-cell>
          <table:table-cell/>
          <table:table-cell office:value-type="string" calcext:value-type="string">
            <text:p>Analista</text:p>
          </table:table-cell>
          <table:table-cell table:formula="of:=SUM([.E28:.E33])" office:value-type="float" office:value="22" calcext:value-type="float">
            <text:p>22</text:p>
          </table:table-cell>
          <table:table-cell table:formula="of:=[.L29]*[.L8]" office:value-type="currency" office:currency="EUR" office:value="550" calcext:value-type="currency">
            <text:p>€ 55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30:.H30])" office:value-type="float" office:value="5" calcext:value-type="float">
            <text:p>5</text:p>
          </table:table-cell>
          <table:table-cell/>
          <table:table-cell office:value-type="string" calcext:value-type="string">
            <text:p>Progettista</text:p>
          </table:table-cell>
          <table:table-cell table:formula="of:=SUM([.F28:.F33])" office:value-type="float" office:value="0" calcext:value-type="float">
            <text:p>0</text:p>
          </table:table-cell>
          <table:table-cell table:formula="of:=[.L30]*[.L9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SUM([.C31:.H31])" office:value-type="float" office:value="5" calcext:value-type="float">
            <text:p>5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28:.G33])" office:value-type="float" office:value="0" calcext:value-type="float">
            <text:p>0</text:p>
          </table:table-cell>
          <table:table-cell table:formula="of:=[.L31]*[.L10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32:.H32])" office:value-type="float" office:value="4" calcext:value-type="float">
            <text:p>4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28:.H33])" office:value-type="float" office:value="5" calcext:value-type="float">
            <text:p>5</text:p>
          </table:table-cell>
          <table:table-cell table:formula="of:=[.L32]*[.L11]" office:value-type="currency" office:currency="EUR" office:value="75" calcext:value-type="currency">
            <text:p>€ 7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3"/>
          <table:table-cell table:style-name="ce8" table:formula="of:=SUM([.C33:.H33])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0" table:formula="of:=SUM([.D28:.D33])" office:value-type="float" office:value="2" calcext:value-type="float">
            <text:p>2</text:p>
          </table:table-cell>
          <table:table-cell table:style-name="ce10" table:formula="of:=SUM([.E28:.E33])" office:value-type="float" office:value="22" calcext:value-type="float">
            <text:p>22</text:p>
          </table:table-cell>
          <table:table-cell table:style-name="ce10" table:formula="of:=SUM([.F28:.F33])" office:value-type="float" office:value="0" calcext:value-type="float">
            <text:p>0</text:p>
          </table:table-cell>
          <table:table-cell table:style-name="ce10" table:formula="of:=SUM([.G28:.G33])" office:value-type="float" office:value="0" calcext:value-type="float">
            <text:p>0</text:p>
          </table:table-cell>
          <table:table-cell table:style-name="ce10" table:formula="of:=SUM([.H28:.H33])" office:value-type="float" office:value="5" calcext:value-type="float">
            <text:p>5</text:p>
          </table:table-cell>
          <table:table-cell table:style-name="ce10" table:formula="of:=SUM([.I28:.I3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1" table:formula="of:=SUM([.M27:.M32])" office:value-type="currency" office:currency="EUR" office:value="695" calcext:value-type="currency">
            <text:p>€ 695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34]*100/[.$I$34]" office:value-type="float" office:value="3.33333333333333" calcext:value-type="float">
            <text:p>3,33333333333333</text:p>
          </table:table-cell>
          <table:table-cell table:style-name="ce9" table:formula="of:=[.D34]*100/[.$I$34]" office:value-type="float" office:value="6.66666666666667" calcext:value-type="float">
            <text:p>6,66666666666667</text:p>
          </table:table-cell>
          <table:table-cell table:style-name="ce9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34]*100/[.$I$34]" office:value-type="float" office:value="16.6666666666667" calcext:value-type="float">
            <text:p>16,6666666666667</text:p>
          </table:table-cell>
          <table:table-cell table:style-name="ce14" table:formula="of:=SUM([.C35:.H35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style-name="ce14" table:formula="of:=SUM([.C36:.H36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40:.C45])" office:value-type="float" office:value="10" calcext:value-type="float">
            <text:p>10</text:p>
          </table:table-cell>
          <table:table-cell table:formula="of:=[.L39]*[.L6]" office:value-type="currency" office:currency="EUR" office:value="300" calcext:value-type="currency">
            <text:p>€ 300,00</text:p>
          </table:table-cell>
          <table:table-cell table:number-columns-repeated="6"/>
          <table:table-cell table:style-name="ce23" table:formula="of:=[.C47]" office:value-type="float" office:value="6.49350649350649" calcext:value-type="float">
            <text:p>6,49350649350649</text:p>
          </table:table-cell>
          <table:table-cell table:style-name="ce23" table:formula="of:=[.D47]" office:value-type="float" office:value="4.54545454545455" calcext:value-type="float">
            <text:p>4,54545454545455</text:p>
          </table:table-cell>
          <table:table-cell table:style-name="ce23" table:formula="of:=[.E47]" office:value-type="float" office:value="11.038961038961" calcext:value-type="float">
            <text:p>11,038961038961</text:p>
          </table:table-cell>
          <table:table-cell table:style-name="ce23" table:formula="of:=[.F47]" office:value-type="float" office:value="55.1948051948052" calcext:value-type="float">
            <text:p>55,1948051948052</text:p>
          </table:table-cell>
          <table:table-cell table:style-name="ce23" table:formula="of:=[.G47]" office:value-type="float" office:value="0" calcext:value-type="float">
            <text:p>0</text:p>
          </table:table-cell>
          <table:table-cell table:style-name="ce23" table:formula="of:=[.H47]" office:value-type="float" office:value="22.7272727272727" calcext:value-type="float">
            <text:p>22,72727272727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40:.H40])" office:value-type="float" office:value="27" calcext:value-type="float">
            <text:p>27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40:.D45])" office:value-type="float" office:value="7" calcext:value-type="float">
            <text:p>7</text:p>
          </table:table-cell>
          <table:table-cell table:formula="of:=[.L40]*[.L7]" office:value-type="currency" office:currency="EUR" office:value="140" calcext:value-type="currency">
            <text:p>€ 14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C41:.H41])" office:value-type="float" office:value="25" calcext:value-type="float">
            <text:p>25</text:p>
          </table:table-cell>
          <table:table-cell/>
          <table:table-cell office:value-type="string" calcext:value-type="string">
            <text:p>Analista</text:p>
          </table:table-cell>
          <table:table-cell table:formula="of:=SUM([.E40:.E45])" office:value-type="float" office:value="17" calcext:value-type="float">
            <text:p>17</text:p>
          </table:table-cell>
          <table:table-cell table:formula="of:=[.L41]*[.L8]" office:value-type="currency" office:currency="EUR" office:value="425" calcext:value-type="currency">
            <text:p>€ 425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UM([.C42:.H42])" office:value-type="float" office:value="24" calcext:value-type="float">
            <text:p>24</text:p>
          </table:table-cell>
          <table:table-cell/>
          <table:table-cell office:value-type="string" calcext:value-type="string">
            <text:p>Progettista</text:p>
          </table:table-cell>
          <table:table-cell table:formula="of:=SUM([.F40:.F45])" office:value-type="float" office:value="85" calcext:value-type="float">
            <text:p>85</text:p>
          </table:table-cell>
          <table:table-cell table:formula="of:=[.L42]*[.L9]" office:value-type="currency" office:currency="EUR" office:value="1870" calcext:value-type="currency">
            <text:p>€ 1.87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UM([.C43:.H43])" office:value-type="float" office:value="26" calcext:value-type="float">
            <text:p>26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40:.G45])" office:value-type="float" office:value="0" calcext:value-type="float">
            <text:p>0</text:p>
          </table:table-cell>
          <table:table-cell table:formula="of:=[.L43]*[.L10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44:.H44])" office:value-type="float" office:value="27" calcext:value-type="float">
            <text:p>27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40:.H45])" office:value-type="float" office:value="35" calcext:value-type="float">
            <text:p>35</text:p>
          </table:table-cell>
          <table:table-cell table:formula="of:=[.L44]*[.L11]" office:value-type="currency" office:currency="EUR" office:value="525" calcext:value-type="currency">
            <text:p>€ 52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8" table:formula="of:=SUM([.C45:.H45])"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0" table:formula="of:=SUM([.D40:.D45])" office:value-type="float" office:value="7" calcext:value-type="float">
            <text:p>7</text:p>
          </table:table-cell>
          <table:table-cell table:style-name="ce10" table:formula="of:=SUM([.E40:.E45])" office:value-type="float" office:value="17" calcext:value-type="float">
            <text:p>17</text:p>
          </table:table-cell>
          <table:table-cell table:style-name="ce10" table:formula="of:=SUM([.F40:.F45])" office:value-type="float" office:value="85" calcext:value-type="float">
            <text:p>85</text:p>
          </table:table-cell>
          <table:table-cell table:style-name="ce10" table:formula="of:=SUM([.G40:.G45])" office:value-type="float" office:value="0" calcext:value-type="float">
            <text:p>0</text:p>
          </table:table-cell>
          <table:table-cell table:style-name="ce10" table:formula="of:=SUM([.H40:.H45])" office:value-type="float" office:value="35" calcext:value-type="float">
            <text:p>35</text:p>
          </table:table-cell>
          <table:table-cell table:style-name="ce10" table:formula="of:=SUM([.I40:.I45])" office:value-type="float" office:value="154" calcext:value-type="float">
            <text:p>154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54" calcext:value-type="float">
            <text:p>154</text:p>
          </table:table-cell>
          <table:table-cell table:style-name="ce22" table:formula="of:=SUM([.M39:.M44])" office:value-type="currency" office:currency="EUR" office:value="3260" calcext:value-type="currency">
            <text:p>€ 3.260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46]*100/[.$I$46]" office:value-type="float" office:value="6.49350649350649" calcext:value-type="float">
            <text:p>6,49350649350649</text:p>
          </table:table-cell>
          <table:table-cell table:style-name="ce9" table:formula="of:=[.D46]*100/[.$I$46]" office:value-type="float" office:value="4.54545454545455" calcext:value-type="float">
            <text:p>4,54545454545455</text:p>
          </table:table-cell>
          <table:table-cell table:style-name="ce9" table:formula="of:=[.E46]*100/[.$I$46]" office:value-type="float" office:value="11.038961038961" calcext:value-type="float">
            <text:p>11,038961038961</text:p>
          </table:table-cell>
          <table:table-cell table:style-name="ce9" table:formula="of:=[.F46]*100/[.$I$46]" office:value-type="float" office:value="55.1948051948052" calcext:value-type="float">
            <text:p>55,194805194805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H46]*100/[.$I$46]" office:value-type="float" office:value="22.7272727272727" calcext:value-type="float">
            <text:p>22,7272727272727</text:p>
          </table:table-cell>
          <table:table-cell table:style-name="ce14" table:formula="of:=SUM([.C47:.H47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SUM([.C48:.H48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52:.C57])" office:value-type="float" office:value="10" calcext:value-type="float">
            <text:p>10</text:p>
          </table:table-cell>
          <table:table-cell table:formula="of:=[.L51]*[.L6]" office:value-type="currency" office:currency="EUR" office:value="300" calcext:value-type="currency">
            <text:p>€ 300,00</text:p>
          </table:table-cell>
          <table:table-cell table:number-columns-repeated="6"/>
          <table:table-cell table:style-name="ce23" table:formula="of:=[.C59]" office:value-type="float" office:value="3.32225913621262" calcext:value-type="float">
            <text:p>3,32225913621262</text:p>
          </table:table-cell>
          <table:table-cell table:style-name="ce23" table:formula="of:=[.D59]" office:value-type="float" office:value="1.99335548172757" calcext:value-type="float">
            <text:p>1,99335548172757</text:p>
          </table:table-cell>
          <table:table-cell table:style-name="ce23" table:formula="of:=[.E59]" office:value-type="float" office:value="0.664451827242525" calcext:value-type="float">
            <text:p>0,664451827242525</text:p>
          </table:table-cell>
          <table:table-cell table:style-name="ce23" table:formula="of:=[.F59]" office:value-type="float" office:value="30.8970099667774" calcext:value-type="float">
            <text:p>30,8970099667774</text:p>
          </table:table-cell>
          <table:table-cell table:style-name="ce23" table:formula="of:=[.G59]" office:value-type="float" office:value="35.2159468438538" calcext:value-type="float">
            <text:p>35,2159468438538</text:p>
          </table:table-cell>
          <table:table-cell table:style-name="ce23" table:formula="of:=[.H59]" office:value-type="float" office:value="27.906976744186" calcext:value-type="float">
            <text:p>27,906976744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([.C52:.H52])" office:value-type="float" office:value="52" calcext:value-type="float">
            <text:p>5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52:.D57])" office:value-type="float" office:value="6" calcext:value-type="float">
            <text:p>6</text:p>
          </table:table-cell>
          <table:table-cell table:formula="of:=[.L52]*[.L7]" office:value-type="currency" office:currency="EUR" office:value="120" calcext:value-type="currency">
            <text:p>€ 12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C53:.H53])" office:value-type="float" office:value="50" calcext:value-type="float">
            <text:p>50</text:p>
          </table:table-cell>
          <table:table-cell/>
          <table:table-cell office:value-type="string" calcext:value-type="string">
            <text:p>Analista</text:p>
          </table:table-cell>
          <table:table-cell table:formula="of:=SUM([.E52:.E57])" office:value-type="float" office:value="2" calcext:value-type="float">
            <text:p>2</text:p>
          </table:table-cell>
          <table:table-cell table:formula="of:=[.L53]*[.L8]" office:value-type="currency" office:currency="EUR" office:value="50" calcext:value-type="currency">
            <text:p>€ 5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SUM([.C54:.H54])" office:value-type="float" office:value="50" calcext:value-type="float">
            <text:p>5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52:.F57])" office:value-type="float" office:value="93" calcext:value-type="float">
            <text:p>93</text:p>
          </table:table-cell>
          <table:table-cell table:formula="of:=[.L54]*[.L9]" office:value-type="currency" office:currency="EUR" office:value="2046" calcext:value-type="currency">
            <text:p>€ 2.046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55:.H55])" office:value-type="float" office:value="49" calcext:value-type="float">
            <text:p>4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52:.G57])" office:value-type="float" office:value="106" calcext:value-type="float">
            <text:p>106</text:p>
          </table:table-cell>
          <table:table-cell table:formula="of:=[.L55]*[.L10]" office:value-type="currency" office:currency="EUR" office:value="1590" calcext:value-type="currency">
            <text:p>€ 1.59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C56:.H56])" office:value-type="float" office:value="50" calcext:value-type="float">
            <text:p>50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52:.H57])" office:value-type="float" office:value="84" calcext:value-type="float">
            <text:p>84</text:p>
          </table:table-cell>
          <table:table-cell table:formula="of:=[.L56]*[.L11]" office:value-type="currency" office:currency="EUR" office:value="1260" calcext:value-type="currency">
            <text:p>€ 1.260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3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formula="of:=SUM([.C57:.H57])"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0" table:formula="of:=SUM([.D52:.D57])" office:value-type="float" office:value="6" calcext:value-type="float">
            <text:p>6</text:p>
          </table:table-cell>
          <table:table-cell table:style-name="ce10" table:formula="of:=SUM([.E52:.E57])" office:value-type="float" office:value="2" calcext:value-type="float">
            <text:p>2</text:p>
          </table:table-cell>
          <table:table-cell table:style-name="ce10" table:formula="of:=SUM([.F52:.F57])" office:value-type="float" office:value="93" calcext:value-type="float">
            <text:p>93</text:p>
          </table:table-cell>
          <table:table-cell table:style-name="ce10" table:formula="of:=SUM([.G52:.G57])" office:value-type="float" office:value="106" calcext:value-type="float">
            <text:p>106</text:p>
          </table:table-cell>
          <table:table-cell table:style-name="ce10" table:formula="of:=SUM([.H52:.H57])" office:value-type="float" office:value="84" calcext:value-type="float">
            <text:p>84</text:p>
          </table:table-cell>
          <table:table-cell table:style-name="ce10" table:formula="of:=SUM([.I52:.I57])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1" calcext:value-type="float">
            <text:p>301</text:p>
          </table:table-cell>
          <table:table-cell table:style-name="ce22" table:formula="of:=SUM([.M51:.M56])" office:value-type="currency" office:currency="EUR" office:value="5366" calcext:value-type="currency">
            <text:p>€ 5.366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58]*100/[.$I$58]" office:value-type="float" office:value="3.32225913621262" calcext:value-type="float">
            <text:p>3,32225913621262</text:p>
          </table:table-cell>
          <table:table-cell table:style-name="ce9" table:formula="of:=[.D58]*100/[.$I$58]" office:value-type="float" office:value="1.99335548172757" calcext:value-type="float">
            <text:p>1,99335548172757</text:p>
          </table:table-cell>
          <table:table-cell table:style-name="ce9" table:formula="of:=[.E58]*100/[.$I$58]" office:value-type="float" office:value="0.664451827242525" calcext:value-type="float">
            <text:p>0,664451827242525</text:p>
          </table:table-cell>
          <table:table-cell table:style-name="ce9" table:formula="of:=[.F58]*100/[.$I$58]" office:value-type="float" office:value="30.8970099667774" calcext:value-type="float">
            <text:p>30,8970099667774</text:p>
          </table:table-cell>
          <table:table-cell table:style-name="ce9" table:formula="of:=[.G58]*100/[.$I$58]" office:value-type="float" office:value="35.2159468438538" calcext:value-type="float">
            <text:p>35,2159468438538</text:p>
          </table:table-cell>
          <table:table-cell table:style-name="ce9" table:formula="of:=[.H58]*100/[.$I$58]" office:value-type="float" office:value="27.906976744186" calcext:value-type="float">
            <text:p>27,906976744186</text:p>
          </table:table-cell>
          <table:table-cell table:style-name="ce14" table:formula="of:=SUM([.C59:.H59])" office:value-type="float" office:value="99.9999999999999" calcext:value-type="float">
            <text:p>99,9999999999999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60:.H60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64:.C69])" office:value-type="float" office:value="10" calcext:value-type="float">
            <text:p>10</text:p>
          </table:table-cell>
          <table:table-cell table:formula="of:=[.L63]*[.L6]" office:value-type="currency" office:currency="EUR" office:value="300" calcext:value-type="currency">
            <text:p>€ 300,00</text:p>
          </table:table-cell>
          <table:table-cell table:number-columns-repeated="6"/>
          <table:table-cell table:style-name="ce23" table:formula="of:=[.C71]" office:value-type="float" office:value="8.19672131147541" calcext:value-type="float">
            <text:p>8,19672131147541</text:p>
          </table:table-cell>
          <table:table-cell table:style-name="ce23" table:formula="of:=[.D71]" office:value-type="float" office:value="14.7540983606557" calcext:value-type="float">
            <text:p>14,7540983606557</text:p>
          </table:table-cell>
          <table:table-cell table:style-name="ce23" table:formula="of:=[.E71]" office:value-type="float" office:value="0" calcext:value-type="float">
            <text:p>0</text:p>
          </table:table-cell>
          <table:table-cell table:style-name="ce23" table:formula="of:=[.F71]" office:value-type="float" office:value="11.4754098360656" calcext:value-type="float">
            <text:p>11,4754098360656</text:p>
          </table:table-cell>
          <table:table-cell table:style-name="ce23" table:formula="of:=[.G71]" office:value-type="float" office:value="24.5901639344262" calcext:value-type="float">
            <text:p>24,5901639344262</text:p>
          </table:table-cell>
          <table:table-cell table:style-name="ce23" table:formula="of:=[.H71]" office:value-type="float" office:value="40.9836065573771" calcext:value-type="float">
            <text:p>40,98360655737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SUM([.C64:.H64])" office:value-type="float" office:value="17" calcext:value-type="float">
            <text:p>17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64:.D69])" office:value-type="float" office:value="18" calcext:value-type="float">
            <text:p>18</text:p>
          </table:table-cell>
          <table:table-cell table:formula="of:=[.L64]*[.L7]" office:value-type="currency" office:currency="EUR" office:value="360" calcext:value-type="currency">
            <text:p>€ 36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C65:.H65])" office:value-type="float" office:value="22" calcext:value-type="float">
            <text:p>22</text:p>
          </table:table-cell>
          <table:table-cell/>
          <table:table-cell office:value-type="string" calcext:value-type="string">
            <text:p>Analista</text:p>
          </table:table-cell>
          <table:table-cell table:formula="of:=SUM([.E64:.E69])" office:value-type="float" office:value="0" calcext:value-type="float">
            <text:p>0</text:p>
          </table:table-cell>
          <table:table-cell table:formula="of:=[.L65]*[.L8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66:.H66])" office:value-type="float" office:value="22" calcext:value-type="float">
            <text:p>22</text:p>
          </table:table-cell>
          <table:table-cell/>
          <table:table-cell office:value-type="string" calcext:value-type="string">
            <text:p>Progettista</text:p>
          </table:table-cell>
          <table:table-cell table:formula="of:=SUM([.F64:.F69])" office:value-type="float" office:value="14" calcext:value-type="float">
            <text:p>14</text:p>
          </table:table-cell>
          <table:table-cell table:formula="of:=[.L66]*[.L9]" office:value-type="currency" office:currency="EUR" office:value="308" calcext:value-type="currency">
            <text:p>€ 308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67:.H67])" office:value-type="float" office:value="22" calcext:value-type="float">
            <text:p>22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64:.G69])" office:value-type="float" office:value="30" calcext:value-type="float">
            <text:p>30</text:p>
          </table:table-cell>
          <table:table-cell table:formula="of:=[.L67]*[.L10]" office:value-type="currency" office:currency="EUR" office:value="450" calcext:value-type="currency">
            <text:p>€ 45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SUM([.C68:.H68])" office:value-type="float" office:value="18" calcext:value-type="float">
            <text:p>1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64:.H69])" office:value-type="float" office:value="50" calcext:value-type="float">
            <text:p>50</text:p>
          </table:table-cell>
          <table:table-cell table:formula="of:=[.L68]*[.L11]" office:value-type="currency" office:currency="EUR" office:value="750" calcext:value-type="currency">
            <text:p>€ 750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table:formula="of:=SUM([.C69:.H69])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0" calcext:value-type="float">
            <text:p>10</text:p>
          </table:table-cell>
          <table:table-cell table:style-name="ce10" table:formula="of:=SUM([.D64:.D69])" office:value-type="float" office:value="18" calcext:value-type="float">
            <text:p>18</text:p>
          </table:table-cell>
          <table:table-cell table:style-name="ce10" table:formula="of:=SUM([.E64:.E69])" office:value-type="float" office:value="0" calcext:value-type="float">
            <text:p>0</text:p>
          </table:table-cell>
          <table:table-cell table:style-name="ce10" table:formula="of:=SUM([.F64:.F69])" office:value-type="float" office:value="14" calcext:value-type="float">
            <text:p>14</text:p>
          </table:table-cell>
          <table:table-cell table:style-name="ce10" table:formula="of:=SUM([.G64:.G69])" office:value-type="float" office:value="30" calcext:value-type="float">
            <text:p>30</text:p>
          </table:table-cell>
          <table:table-cell table:style-name="ce10" table:formula="of:=SUM([.H64:.H69])" office:value-type="float" office:value="50" calcext:value-type="float">
            <text:p>50</text:p>
          </table:table-cell>
          <table:table-cell table:style-name="ce10" table:formula="of:=SUM([.I64:.I69])" office:value-type="float" office:value="122" calcext:value-type="float">
            <text:p>12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22" calcext:value-type="float">
            <text:p>122</text:p>
          </table:table-cell>
          <table:table-cell table:style-name="ce21" table:formula="of:=SUM([.M63:.M68])" office:value-type="currency" office:currency="EUR" office:value="2168" calcext:value-type="currency">
            <text:p>€ 2.168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70]*100/[.$I$70]" office:value-type="float" office:value="8.19672131147541" calcext:value-type="float">
            <text:p>8,19672131147541</text:p>
          </table:table-cell>
          <table:table-cell table:style-name="ce9" table:formula="of:=[.D70]*100/[.$I$70]" office:value-type="float" office:value="14.7540983606557" calcext:value-type="float">
            <text:p>14,754098360655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F70]*100/[.$I$70]" office:value-type="float" office:value="11.4754098360656" calcext:value-type="float">
            <text:p>11,4754098360656</text:p>
          </table:table-cell>
          <table:table-cell table:style-name="ce9" table:formula="of:=[.G70]*100/[.$I$70]" office:value-type="float" office:value="24.5901639344262" calcext:value-type="float">
            <text:p>24,5901639344262</text:p>
          </table:table-cell>
          <table:table-cell table:style-name="ce9" table:formula="of:=[.H70]*100/[.$I$70]" office:value-type="float" office:value="40.9836065573771" calcext:value-type="float">
            <text:p>40,9836065573771</text:p>
          </table:table-cell>
          <table:table-cell table:style-name="ce14" table:formula="of:=SUM([.C71:.H71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2" calcext:value-type="float">
            <text:p>42</text:p>
          </table:table-cell>
          <table:table-cell table:style-name="ce14" table:formula="of:=SUM([.C72:.H72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76:.C81])" office:value-type="float" office:value="50" calcext:value-type="float">
            <text:p>50</text:p>
          </table:table-cell>
          <table:table-cell table:formula="of:=[.L75]*[.L6]" office:value-type="currency" office:currency="EUR" office:value="1500" calcext:value-type="currency">
            <text:p>€ 1.500,00</text:p>
          </table:table-cell>
          <table:table-cell table:number-columns-repeated="6"/>
          <table:table-cell table:style-name="ce23" table:formula="of:=[.C83]" office:value-type="float" office:value="6.83060109289618" calcext:value-type="float">
            <text:p>6,83060109289618</text:p>
          </table:table-cell>
          <table:table-cell table:style-name="ce23" table:formula="of:=[.D83]" office:value-type="float" office:value="6.83060109289618" calcext:value-type="float">
            <text:p>6,83060109289618</text:p>
          </table:table-cell>
          <table:table-cell table:style-name="ce23" table:formula="of:=[.E83]" office:value-type="float" office:value="13.5245901639344" calcext:value-type="float">
            <text:p>13,5245901639344</text:p>
          </table:table-cell>
          <table:table-cell table:style-name="ce23" table:formula="of:=[.F83]" office:value-type="float" office:value="26.2295081967213" calcext:value-type="float">
            <text:p>26,2295081967213</text:p>
          </table:table-cell>
          <table:table-cell table:style-name="ce23" table:formula="of:=[.G83]" office:value-type="float" office:value="18.5792349726776" calcext:value-type="float">
            <text:p>18,5792349726776</text:p>
          </table:table-cell>
          <table:table-cell table:style-name="ce23" table:formula="of:=[.H83]" office:value-type="float" office:value="28.0054644808743" calcext:value-type="float">
            <text:p>28,00546448087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formula="of:=[.C16]+[.C28]+[.C40]+[.C52]+[.C64]" office:value-type="float" office:value="18" calcext:value-type="float">
            <text:p>18</text:p>
          </table:table-cell>
          <table:table-cell table:formula="of:=[.D16]+[.D28]+[.D40]+[.D52]+[.D64]" office:value-type="float" office:value="5" calcext:value-type="float">
            <text:p>5</text:p>
          </table:table-cell>
          <table:table-cell table:formula="of:=[.E16]+[.E28]+[.E40]+[.E52]+[.E64]" office:value-type="float" office:value="20" calcext:value-type="float">
            <text:p>20</text:p>
          </table:table-cell>
          <table:table-cell table:formula="of:=[.F16]+[.F28]+[.F40]+[.F52]+[.F64]" office:value-type="float" office:value="40" calcext:value-type="float">
            <text:p>40</text:p>
          </table:table-cell>
          <table:table-cell table:formula="of:=[.G16]+[.G28]+[.G40]+[.G52]+[.G64]" office:value-type="float" office:value="9" calcext:value-type="float">
            <text:p>9</text:p>
          </table:table-cell>
          <table:table-cell table:formula="of:=[.H16]+[.H28]+[.H40]+[.H52]+[.H64]" office:value-type="float" office:value="32" calcext:value-type="float">
            <text:p>32</text:p>
          </table:table-cell>
          <table:table-cell table:formula="of:=SUM([.C76:.H76])" office:value-type="float" office:value="124" calcext:value-type="float">
            <text:p>124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76:.D81])" office:value-type="float" office:value="50" calcext:value-type="float">
            <text:p>50</text:p>
          </table:table-cell>
          <table:table-cell table:formula="of:=[.L76]*[.L7]" office:value-type="currency" office:currency="EUR" office:value="1000" calcext:value-type="currency">
            <text:p>€ 1.00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formula="of:=[.C17]+[.C29]+[.C41]+[.C53]+[.C65]" office:value-type="float" office:value="6" calcext:value-type="float">
            <text:p>6</text:p>
          </table:table-cell>
          <table:table-cell table:formula="of:=[.D17]+[.D29]+[.D41]+[.D53]+[.D65]" office:value-type="float" office:value="7" calcext:value-type="float">
            <text:p>7</text:p>
          </table:table-cell>
          <table:table-cell table:formula="of:=[.E17]+[.E29]+[.E41]+[.E53]+[.E65]" office:value-type="float" office:value="4" calcext:value-type="float">
            <text:p>4</text:p>
          </table:table-cell>
          <table:table-cell table:formula="of:=[.F17]+[.F29]+[.F41]+[.F53]+[.F65]" office:value-type="float" office:value="31" calcext:value-type="float">
            <text:p>31</text:p>
          </table:table-cell>
          <table:table-cell table:formula="of:=[.G17]+[.G29]+[.G41]+[.G53]+[.G65]" office:value-type="float" office:value="30" calcext:value-type="float">
            <text:p>30</text:p>
          </table:table-cell>
          <table:table-cell table:formula="of:=[.H17]+[.H29]+[.H41]+[.H53]+[.H65]" office:value-type="float" office:value="45" calcext:value-type="float">
            <text:p>45</text:p>
          </table:table-cell>
          <table:table-cell table:formula="of:=SUM([.C77:.H77])" office:value-type="float" office:value="123" calcext:value-type="float">
            <text:p>123</text:p>
          </table:table-cell>
          <table:table-cell/>
          <table:table-cell office:value-type="string" calcext:value-type="string">
            <text:p>Analista</text:p>
          </table:table-cell>
          <table:table-cell table:formula="of:=SUM([.E76:.E81])" office:value-type="float" office:value="99" calcext:value-type="float">
            <text:p>99</text:p>
          </table:table-cell>
          <table:table-cell table:formula="of:=[.L77]*[.L8]" office:value-type="currency" office:currency="EUR" office:value="2475" calcext:value-type="currency">
            <text:p>€ 2.475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formula="of:=[.C18]+[.C30]+[.C42]+[.C54]+[.C66]" office:value-type="float" office:value="5" calcext:value-type="float">
            <text:p>5</text:p>
          </table:table-cell>
          <table:table-cell table:formula="of:=[.D18]+[.D30]+[.D42]+[.D54]+[.D66]" office:value-type="float" office:value="4" calcext:value-type="float">
            <text:p>4</text:p>
          </table:table-cell>
          <table:table-cell table:formula="of:=[.E18]+[.E30]+[.E42]+[.E54]+[.E66]" office:value-type="float" office:value="24" calcext:value-type="float">
            <text:p>24</text:p>
          </table:table-cell>
          <table:table-cell table:formula="of:=[.F18]+[.F30]+[.F42]+[.F54]+[.F66]" office:value-type="float" office:value="35" calcext:value-type="float">
            <text:p>35</text:p>
          </table:table-cell>
          <table:table-cell table:formula="of:=[.G18]+[.G30]+[.G42]+[.G54]+[.G66]" office:value-type="float" office:value="18" calcext:value-type="float">
            <text:p>18</text:p>
          </table:table-cell>
          <table:table-cell table:formula="of:=[.H18]+[.H30]+[.H42]+[.H54]+[.H66]" office:value-type="float" office:value="34" calcext:value-type="float">
            <text:p>34</text:p>
          </table:table-cell>
          <table:table-cell table:formula="of:=SUM([.C78:.H78])" office:value-type="float" office:value="120" calcext:value-type="float">
            <text:p>12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76:.F81])" office:value-type="float" office:value="192" calcext:value-type="float">
            <text:p>192</text:p>
          </table:table-cell>
          <table:table-cell table:formula="of:=[.L78]*[.L9]" office:value-type="currency" office:currency="EUR" office:value="4224" calcext:value-type="currency">
            <text:p>€ 4.224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formula="of:=[.C19]+[.C31]+[.C43]+[.C55]+[.C67]" office:value-type="float" office:value="5" calcext:value-type="float">
            <text:p>5</text:p>
          </table:table-cell>
          <table:table-cell table:formula="of:=[.D19]+[.D31]+[.D43]+[.D55]+[.D67]" office:value-type="float" office:value="6" calcext:value-type="float">
            <text:p>6</text:p>
          </table:table-cell>
          <table:table-cell table:formula="of:=[.E19]+[.E31]+[.E43]+[.E55]+[.E67]" office:value-type="float" office:value="22" calcext:value-type="float">
            <text:p>22</text:p>
          </table:table-cell>
          <table:table-cell table:formula="of:=[.F19]+[.F31]+[.F43]+[.F55]+[.F67]" office:value-type="float" office:value="20" calcext:value-type="float">
            <text:p>20</text:p>
          </table:table-cell>
          <table:table-cell table:formula="of:=[.G19]+[.G31]+[.G43]+[.G55]+[.G67]" office:value-type="float" office:value="28" calcext:value-type="float">
            <text:p>28</text:p>
          </table:table-cell>
          <table:table-cell table:formula="of:=[.H19]+[.H31]+[.H43]+[.H55]+[.H67]" office:value-type="float" office:value="41" calcext:value-type="float">
            <text:p>41</text:p>
          </table:table-cell>
          <table:table-cell table:formula="of:=SUM([.C79:.H79])" office:value-type="float" office:value="122" calcext:value-type="float">
            <text:p>122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76:.G81])" office:value-type="float" office:value="136" calcext:value-type="float">
            <text:p>136</text:p>
          </table:table-cell>
          <table:table-cell table:formula="of:=[.L79]*[.L10]" office:value-type="currency" office:currency="EUR" office:value="2040" calcext:value-type="currency">
            <text:p>€ 2.04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formula="of:=[.C20]+[.C32]+[.C44]+[.C56]+[.C68]" office:value-type="float" office:value="11" calcext:value-type="float">
            <text:p>11</text:p>
          </table:table-cell>
          <table:table-cell table:formula="of:=[.D20]+[.D32]+[.D44]+[.D56]+[.D68]" office:value-type="float" office:value="15" calcext:value-type="float">
            <text:p>15</text:p>
          </table:table-cell>
          <table:table-cell table:formula="of:=[.E20]+[.E32]+[.E44]+[.E56]+[.E68]" office:value-type="float" office:value="9" calcext:value-type="float">
            <text:p>9</text:p>
          </table:table-cell>
          <table:table-cell table:formula="of:=[.F20]+[.F32]+[.F44]+[.F56]+[.F68]" office:value-type="float" office:value="36" calcext:value-type="float">
            <text:p>36</text:p>
          </table:table-cell>
          <table:table-cell table:formula="of:=[.G20]+[.G32]+[.G44]+[.G56]+[.G68]" office:value-type="float" office:value="9" calcext:value-type="float">
            <text:p>9</text:p>
          </table:table-cell>
          <table:table-cell table:formula="of:=[.H20]+[.H32]+[.H44]+[.H56]+[.H68]" office:value-type="float" office:value="41" calcext:value-type="float">
            <text:p>41</text:p>
          </table:table-cell>
          <table:table-cell table:formula="of:=SUM([.C80:.H80])" office:value-type="float" office:value="121" calcext:value-type="float">
            <text:p>121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76:.H81])" office:value-type="float" office:value="205" calcext:value-type="float">
            <text:p>205</text:p>
          </table:table-cell>
          <table:table-cell table:formula="of:=[.L80]*[.L11]" office:value-type="currency" office:currency="EUR" office:value="3075" calcext:value-type="currency">
            <text:p>€ 3.07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formula="of:=[.C21]+[.C33]+[.C45]+[.C57]+[.C69]" office:value-type="float" office:value="5" calcext:value-type="float">
            <text:p>5</text:p>
          </table:table-cell>
          <table:table-cell table:formula="of:=[.D21]+[.D33]+[.D45]+[.D57]+[.D69]" office:value-type="float" office:value="13" calcext:value-type="float">
            <text:p>13</text:p>
          </table:table-cell>
          <table:table-cell table:formula="of:=[.E21]+[.E33]+[.E45]+[.E57]+[.E69]" office:value-type="float" office:value="20" calcext:value-type="float">
            <text:p>20</text:p>
          </table:table-cell>
          <table:table-cell table:formula="of:=[.F21]+[.F33]+[.F45]+[.F57]+[.F69]" office:value-type="float" office:value="30" calcext:value-type="float">
            <text:p>30</text:p>
          </table:table-cell>
          <table:table-cell table:formula="of:=[.G21]+[.G33]+[.G45]+[.G57]+[.G69]" office:value-type="float" office:value="42" calcext:value-type="float">
            <text:p>42</text:p>
          </table:table-cell>
          <table:table-cell table:formula="of:=[.H21]+[.H33]+[.H45]+[.H57]+[.H69]" office:value-type="float" office:value="12" calcext:value-type="float">
            <text:p>12</text:p>
          </table:table-cell>
          <table:table-cell table:style-name="ce8" table:formula="of:=SUM([.C81:.H81])" office:value-type="float" office:value="122" calcext:value-type="float">
            <text:p>122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0" calcext:value-type="float">
            <text:p>50</text:p>
          </table:table-cell>
          <table:table-cell table:style-name="ce10" table:formula="of:=SUM([.D76:.D81])" office:value-type="float" office:value="50" calcext:value-type="float">
            <text:p>50</text:p>
          </table:table-cell>
          <table:table-cell table:style-name="ce10" table:formula="of:=SUM([.E76:.E81])" office:value-type="float" office:value="99" calcext:value-type="float">
            <text:p>99</text:p>
          </table:table-cell>
          <table:table-cell table:style-name="ce10" table:formula="of:=SUM([.F76:.F81])" office:value-type="float" office:value="192" calcext:value-type="float">
            <text:p>192</text:p>
          </table:table-cell>
          <table:table-cell table:style-name="ce10" table:formula="of:=SUM([.G76:.G81])" office:value-type="float" office:value="136" calcext:value-type="float">
            <text:p>136</text:p>
          </table:table-cell>
          <table:table-cell table:style-name="ce10" table:formula="of:=SUM([.H76:.H81])" office:value-type="float" office:value="205" calcext:value-type="float">
            <text:p>205</text:p>
          </table:table-cell>
          <table:table-cell table:style-name="ce10" table:formula="of:=SUM([.I76:.I81])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32" calcext:value-type="float">
            <text:p>732</text:p>
          </table:table-cell>
          <table:table-cell table:style-name="ce21" table:formula="of:=SUM([.M75:.M80])" office:value-type="currency" office:currency="EUR" office:value="14314" calcext:value-type="currency">
            <text:p>€ 14.314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82]*100/[.$I$82]" office:value-type="float" office:value="6.83060109289618" calcext:value-type="float">
            <text:p>6,83060109289618</text:p>
          </table:table-cell>
          <table:table-cell table:style-name="ce9" table:formula="of:=[.D82]*100/[.$I$82]" office:value-type="float" office:value="6.83060109289618" calcext:value-type="float">
            <text:p>6,83060109289618</text:p>
          </table:table-cell>
          <table:table-cell table:style-name="ce9" table:formula="of:=[.E82]*100/[.$I$82]" office:value-type="float" office:value="13.5245901639344" calcext:value-type="float">
            <text:p>13,5245901639344</text:p>
          </table:table-cell>
          <table:table-cell table:style-name="ce9" table:formula="of:=[.F82]*100/[.$I$82]" office:value-type="float" office:value="26.2295081967213" calcext:value-type="float">
            <text:p>26,2295081967213</text:p>
          </table:table-cell>
          <table:table-cell table:style-name="ce9" table:formula="of:=[.G82]*100/[.$I$82]" office:value-type="float" office:value="18.5792349726776" calcext:value-type="float">
            <text:p>18,5792349726776</text:p>
          </table:table-cell>
          <table:table-cell table:style-name="ce9" table:formula="of:=[.H82]*100/[.$I$82]" office:value-type="float" office:value="28.0054644808743" calcext:value-type="float">
            <text:p>28,0054644808743</text:p>
          </table:table-cell>
          <table:table-cell table:style-name="ce14" table:formula="of:=SUM([.C83:.H83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84:.H84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88:.C93])" office:value-type="float" office:value="37" calcext:value-type="float">
            <text:p>37</text:p>
          </table:table-cell>
          <table:table-cell table:formula="of:=[.L87]*[.L6]" office:value-type="currency" office:currency="EUR" office:value="1110" calcext:value-type="currency">
            <text:p>€ 1.110,00</text:p>
          </table:table-cell>
          <table:table-cell table:number-columns-repeated="6"/>
          <table:table-cell table:style-name="ce23" table:formula="of:=[.C95]" office:value-type="float" office:value="6.19765494137354" calcext:value-type="float">
            <text:p>6,19765494137354</text:p>
          </table:table-cell>
          <table:table-cell table:style-name="ce23" table:formula="of:=[.D95]" office:value-type="float" office:value="6.03015075376884" calcext:value-type="float">
            <text:p>6,03015075376884</text:p>
          </table:table-cell>
          <table:table-cell table:style-name="ce23" table:formula="of:=[.E95]" office:value-type="float" office:value="8.71021775544389" calcext:value-type="float">
            <text:p>8,71021775544389</text:p>
          </table:table-cell>
          <table:table-cell table:style-name="ce23" table:formula="of:=[.F95]" office:value-type="float" office:value="32.1608040201005" calcext:value-type="float">
            <text:p>32,1608040201005</text:p>
          </table:table-cell>
          <table:table-cell table:style-name="ce23" table:formula="of:=[.G95]" office:value-type="float" office:value="22.6130653266332" calcext:value-type="float">
            <text:p>22,6130653266332</text:p>
          </table:table-cell>
          <table:table-cell table:style-name="ce23" table:formula="of:=[.H95]" office:value-type="float" office:value="24.2881072026801" calcext:value-type="float">
            <text:p>24,28810720268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SUM([.C88:.H88])" office:value-type="float" office:value="101" calcext:value-type="float">
            <text:p>101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88:.D93])" office:value-type="float" office:value="36" calcext:value-type="float">
            <text:p>36</text:p>
          </table:table-cell>
          <table:table-cell table:formula="of:=[.L88]*[.L7]" office:value-type="currency" office:currency="EUR" office:value="720" calcext:value-type="currency">
            <text:p>€ 72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([.C89:.H89])" office:value-type="float" office:value="100" calcext:value-type="float">
            <text:p>100</text:p>
          </table:table-cell>
          <table:table-cell/>
          <table:table-cell office:value-type="string" calcext:value-type="string">
            <text:p>Analista</text:p>
          </table:table-cell>
          <table:table-cell table:formula="of:=SUM([.E88:.E93])" office:value-type="float" office:value="52" calcext:value-type="float">
            <text:p>52</text:p>
          </table:table-cell>
          <table:table-cell table:formula="of:=[.L89]*[.L8]" office:value-type="currency" office:currency="EUR" office:value="1300" calcext:value-type="currency">
            <text:p>€ 1.30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SUM([.C90:.H90])" office:value-type="float" office:value="99" calcext:value-type="float">
            <text:p>99</text:p>
          </table:table-cell>
          <table:table-cell/>
          <table:table-cell office:value-type="string" calcext:value-type="string">
            <text:p>Progettista</text:p>
          </table:table-cell>
          <table:table-cell table:formula="of:=SUM([.F88:.F93])" office:value-type="float" office:value="192" calcext:value-type="float">
            <text:p>192</text:p>
          </table:table-cell>
          <table:table-cell table:formula="of:=[.L90]*[.L9]" office:value-type="currency" office:currency="EUR" office:value="4224" calcext:value-type="currency">
            <text:p>€ 4.224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SUM([.C91:.H91])" office:value-type="float" office:value="99" calcext:value-type="float">
            <text:p>9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88:.G93])" office:value-type="float" office:value="135" calcext:value-type="float">
            <text:p>135</text:p>
          </table:table-cell>
          <table:table-cell table:formula="of:=[.L91]*[.L10]" office:value-type="currency" office:currency="EUR" office:value="2025" calcext:value-type="currency">
            <text:p>€ 2.025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SUM([.C92:.H92])" office:value-type="float" office:value="98" calcext:value-type="float">
            <text:p>9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88:.H93])" office:value-type="float" office:value="145" calcext:value-type="float">
            <text:p>145</text:p>
          </table:table-cell>
          <table:table-cell table:formula="of:=[.L92]*[.L11]" office:value-type="currency" office:currency="EUR" office:value="2175" calcext:value-type="currency">
            <text:p>€ 2.17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8" table:formula="of:=SUM([.C93:.H93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7" calcext:value-type="float">
            <text:p>37</text:p>
          </table:table-cell>
          <table:table-cell table:style-name="ce10" table:formula="of:=SUM([.D88:.D93])" office:value-type="float" office:value="36" calcext:value-type="float">
            <text:p>36</text:p>
          </table:table-cell>
          <table:table-cell table:style-name="ce10" table:formula="of:=SUM([.E88:.E93])" office:value-type="float" office:value="52" calcext:value-type="float">
            <text:p>52</text:p>
          </table:table-cell>
          <table:table-cell table:style-name="ce10" table:formula="of:=SUM([.F88:.F93])" office:value-type="float" office:value="192" calcext:value-type="float">
            <text:p>192</text:p>
          </table:table-cell>
          <table:table-cell table:style-name="ce10" table:formula="of:=SUM([.G88:.G93])" office:value-type="float" office:value="135" calcext:value-type="float">
            <text:p>135</text:p>
          </table:table-cell>
          <table:table-cell table:style-name="ce10" table:formula="of:=SUM([.H88:.H93])" office:value-type="float" office:value="145" calcext:value-type="float">
            <text:p>145</text:p>
          </table:table-cell>
          <table:table-cell table:style-name="ce10" table:formula="of:=SUM([.I88:.I93])" office:value-type="float" office:value="597" calcext:value-type="float">
            <text:p>597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597" calcext:value-type="float">
            <text:p>597</text:p>
          </table:table-cell>
          <table:table-cell table:style-name="ce21" table:formula="of:=SUM([.M87:.M92])" office:value-type="currency" office:currency="EUR" office:value="11554" calcext:value-type="currency">
            <text:p>€ 11.554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94]*100/[.$I$94]" office:value-type="float" office:value="6.19765494137354" calcext:value-type="float">
            <text:p>6,19765494137354</text:p>
          </table:table-cell>
          <table:table-cell table:style-name="ce9" table:formula="of:=[.D94]*100/[.$I$94]" office:value-type="float" office:value="6.03015075376884" calcext:value-type="float">
            <text:p>6,03015075376884</text:p>
          </table:table-cell>
          <table:table-cell table:style-name="ce9" table:formula="of:=[.E94]*100/[.$I$94]" office:value-type="float" office:value="8.71021775544389" calcext:value-type="float">
            <text:p>8,71021775544389</text:p>
          </table:table-cell>
          <table:table-cell table:style-name="ce9" table:formula="of:=[.F94]*100/[.$I$94]" office:value-type="float" office:value="32.1608040201005" calcext:value-type="float">
            <text:p>32,1608040201005</text:p>
          </table:table-cell>
          <table:table-cell table:style-name="ce9" table:formula="of:=[.G94]*100/[.$I$94]" office:value-type="float" office:value="22.6130653266332" calcext:value-type="float">
            <text:p>22,6130653266332</text:p>
          </table:table-cell>
          <table:table-cell table:style-name="ce9" table:formula="of:=[.H94]*100/[.$I$94]" office:value-type="float" office:value="24.2881072026801" calcext:value-type="float">
            <text:p>24,2881072026801</text:p>
          </table:table-cell>
          <table:table-cell table:style-name="ce14" table:formula="of:=SUM([.C95:.H95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8:34:43.27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3-23T18:55:00.467000000</dc:date>
    <meta:editing-duration>PT3H11M57S</meta:editing-duration>
    <meta:editing-cycles>85</meta:editing-cycles>
    <meta:generator>LibreOffice/5.2.5.1$Windows_x86 LibreOffice_project/0312e1a284a7d50ca85a365c316c7abbf20a4d22</meta:generator>
    <meta:document-statistic meta:table-count="1" meta:cell-count="71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385cm" svg:height="4.681cm" xlink:href=".." xlink:type="simple" chart:class="chart:bar" chart:style-name="ch1">
        <chart:legend chart:legend-position="top" svg:x="1.761cm" svg:y="0.185cm" style:legend-expansion="wide" chart:style-name="ch2"/>
        <chart:plot-area chart:style-name="ch3" table:cell-range-address="Foglio1.B63:Foglio1.H69" chart:data-source-has-labels="both" svg:x="0.187cm" svg:y="0.876cm" svg:width="9.011cm" svg:height="3.712cm">
          <chartooo:coordinate-region svg:x="2.158cm" svg:y="0.876cm" svg:width="6.853cm" svg:height="3.065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8">
                <text:p>8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9">
                <text:p>9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003cm" svg:height="4.502cm" xlink:href=".." xlink:type="simple" chart:class="chart:circle" chart:style-name="ch1">
        <chart:legend chart:legend-position="end" svg:x="4.893cm" svg:y="0.707cm" style:legend-expansion="high" chart:style-name="ch2"/>
        <chart:plot-area chart:style-name="ch3" table:cell-range-address="Foglio1.T38:Foglio1.Y39" chart:data-source-has-labels="row" svg:x="0.49cm" svg:y="-0.193cm" svg:width="4.503cm" svg:height="4.871cm">
          <chartooo:coordinate-region svg:x="1.046cm" svg:y="0.313cm" svg:width="3.819cm" svg:height="3.82cm"/>
          <chart:axis chart:dimension="x" chart:name="primary-x" chart:style-name="ch4" chartooo:axis-type="auto">
            <chartooo:date-scale/>
            <chart:categories table:cell-range-address="Foglio1.T38:Foglio1.Y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39:Foglio1.Y3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38:Foglio1.Y38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6.49350649350649">
                <text:p>6.49350649350649</text:p>
                <draw:g>
                  <svg:desc>Foglio1.T39:Foglio1.Y39</svg:desc>
                </draw:g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1.038961038961">
                <text:p>11.038961038961</text:p>
              </table:table-cell>
              <table:table-cell office:value-type="float" office:value="55.1948051948052">
                <text:p>55.1948051948052</text:p>
              </table:table-cell>
              <table:table-cell office:value-type="float" office:value="0">
                <text:p>0</text:p>
              </table:table-cell>
              <table:table-cell office:value-type="float" office:value="22.7272727272727">
                <text:p>22.72727272727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047cm" svg:height="4.334cm" xlink:href=".." xlink:type="simple" chart:class="chart:circle" chart:style-name="ch1">
        <chart:legend chart:legend-position="end" svg:x="4.937cm" svg:y="0.623cm" style:legend-expansion="high" chart:style-name="ch2"/>
        <chart:plot-area chart:style-name="ch3" table:cell-range-address="Foglio1.T50:Foglio1.Y51" chart:data-source-has-labels="row" svg:x="0.595cm" svg:y="-0.177cm" svg:width="4.892cm" svg:height="4.734cm">
          <chartooo:coordinate-region svg:x="1.302cm" svg:y="0.36cm" svg:width="3.895cm" svg:height="3.73cm"/>
          <chart:axis chart:dimension="x" chart:name="primary-x" chart:style-name="ch4" chartooo:axis-type="auto">
            <chartooo:date-scale/>
            <chart:categories table:cell-range-address="Foglio1.T50:Foglio1.Y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51:Foglio1.Y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50:Foglio1.Y5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51</text:p>
                <draw:g>
                  <svg:desc/>
                </draw:g>
              </table:table-cell>
              <table:table-cell office:value-type="float" office:value="3.32225913621262">
                <text:p>3.32225913621262</text:p>
                <draw:g>
                  <svg:desc>Foglio1.T51:Foglio1.Y51</svg:desc>
                </draw:g>
              </table:table-cell>
              <table:table-cell office:value-type="float" office:value="1.99335548172757">
                <text:p>1.99335548172757</text:p>
              </table:table-cell>
              <table:table-cell office:value-type="float" office:value="0.664451827242525">
                <text:p>0.664451827242525</text:p>
              </table:table-cell>
              <table:table-cell office:value-type="float" office:value="30.8970099667774">
                <text:p>30.8970099667774</text:p>
              </table:table-cell>
              <table:table-cell office:value-type="float" office:value="35.2159468438538">
                <text:p>35.2159468438538</text:p>
              </table:table-cell>
              <table:table-cell office:value-type="float" office:value="27.906976744186">
                <text:p>27.9069767441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915cm" svg:height="4.475cm" xlink:href=".." xlink:type="simple" chart:class="chart:circle" chart:style-name="ch1">
        <chart:legend chart:legend-position="end" svg:x="4.805cm" svg:y="0.693cm" style:legend-expansion="high" chart:style-name="ch2"/>
        <chart:plot-area chart:style-name="ch3" table:cell-range-address="Foglio1.T62:Foglio1.Y63" chart:data-source-has-labels="row" svg:x="0.407cm" svg:y="-0.098cm" svg:width="5.392cm" svg:height="4.834cm">
          <chartooo:coordinate-region svg:x="1.191cm" svg:y="0.372cm" svg:width="3.851cm" svg:height="3.871cm"/>
          <chart:axis chart:dimension="x" chart:name="primary-x" chart:style-name="ch4" chartooo:axis-type="auto">
            <chartooo:date-scale/>
            <chart:categories table:cell-range-address="Foglio1.T62:Foglio1.Y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63:Foglio1.Y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62:Foglio1.Y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63</text:p>
                <draw:g>
                  <svg:desc/>
                </draw:g>
              </table:table-cell>
              <table:table-cell office:value-type="float" office:value="8.19672131147541">
                <text:p>8.19672131147541</text:p>
                <draw:g>
                  <svg:desc>Foglio1.T63:Foglio1.Y63</svg:desc>
                </draw:g>
              </table:table-cell>
              <table:table-cell office:value-type="float" office:value="14.7540983606557">
                <text:p>14.7540983606557</text:p>
              </table:table-cell>
              <table:table-cell office:value-type="float" office:value="0">
                <text:p>0</text:p>
              </table:table-cell>
              <table:table-cell office:value-type="float" office:value="11.4754098360656">
                <text:p>11.4754098360656</text:p>
              </table:table-cell>
              <table:table-cell office:value-type="float" office:value="24.5901639344262">
                <text:p>24.5901639344262</text:p>
              </table:table-cell>
              <table:table-cell office:value-type="float" office:value="40.9836065573771">
                <text:p>40.98360655737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988cm" svg:height="4.367cm" xlink:href=".." xlink:type="simple" chart:class="chart:circle" chart:style-name="ch1">
        <chart:legend chart:legend-position="end" svg:x="4.878cm" svg:y="0.639cm" style:legend-expansion="high" chart:style-name="ch2"/>
        <chart:plot-area chart:style-name="ch3" table:cell-range-address="Foglio1.T74:Foglio1.Y75" chart:data-source-has-labels="row" svg:x="0.159cm" svg:y="0.087cm" svg:width="4.56cm" svg:height="4.193cm">
          <chartooo:coordinate-region svg:x="0.342cm" svg:y="0.12cm" svg:width="3.488cm" svg:height="3.488cm"/>
          <chart:axis chart:dimension="x" chart:name="primary-x" chart:style-name="ch4" chartooo:axis-type="auto">
            <chartooo:date-scale/>
            <chart:categories table:cell-range-address="Foglio1.T74:Foglio1.Y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75:Foglio1.Y7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74:Foglio1.Y7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75</text:p>
                <draw:g>
                  <svg:desc/>
                </draw:g>
              </table:table-cell>
              <table:table-cell office:value-type="float" office:value="6.83060109289618">
                <text:p>6.83060109289618</text:p>
                <draw:g>
                  <svg:desc>Foglio1.T75:Foglio1.Y75</svg:desc>
                </draw:g>
              </table:table-cell>
              <table:table-cell office:value-type="float" office:value="6.83060109289618">
                <text:p>6.83060109289618</text:p>
              </table:table-cell>
              <table:table-cell office:value-type="float" office:value="13.5245901639344">
                <text:p>13.5245901639344</text:p>
              </table:table-cell>
              <table:table-cell office:value-type="float" office:value="26.2295081967213">
                <text:p>26.2295081967213</text:p>
              </table:table-cell>
              <table:table-cell office:value-type="float" office:value="18.5792349726776">
                <text:p>18.5792349726776</text:p>
              </table:table-cell>
              <table:table-cell office:value-type="float" office:value="28.0054644808743">
                <text:p>28.005464480874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22cm" svg:height="4.804cm" xlink:href=".." xlink:type="simple" chart:class="chart:bar" chart:style-name="ch1">
        <chart:legend chart:legend-position="top" svg:x="1.68cm" svg:y="0.185cm" style:legend-expansion="wide" chart:style-name="ch2"/>
        <chart:plot-area chart:style-name="ch3" table:cell-range-address="Foglio1.B51:Foglio1.H57" chart:data-source-has-labels="both" svg:x="0.184cm" svg:y="0.879cm" svg:width="8.854cm" svg:height="3.829cm">
          <chartooo:coordinate-region svg:x="2.155cm" svg:y="0.879cm" svg:width="6.696cm" svg:height="3.182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171cm" svg:height="4.64cm" xlink:href=".." xlink:type="simple" chart:class="chart:bar" chart:style-name="ch1">
        <chart:legend chart:legend-position="top" svg:x="1.654cm" svg:y="0.185cm" style:legend-expansion="wide" chart:style-name="ch2"/>
        <chart:plot-area chart:style-name="ch3" table:cell-range-address="Foglio1.B75:Foglio1.H81" chart:data-source-has-labels="both" svg:x="0.183cm" svg:y="0.875cm" svg:width="8.805cm" svg:height="3.673cm">
          <chartooo:coordinate-region svg:x="2.154cm" svg:y="0.875cm" svg:width="6.554cm" svg:height="3.026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18">
                <text:p>18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0">
                <text:p>40</text:p>
                <draw:g>
                  <svg:desc>Foglio1.F76:Foglio1.F81</svg:desc>
                </draw:g>
              </table:table-cell>
              <table:table-cell office:value-type="float" office:value="9">
                <text:p>9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5cm" svg:height="4.722cm" xlink:href=".." xlink:type="simple" chart:class="chart:bar" chart:style-name="ch1">
        <chart:legend chart:legend-position="top" svg:x="1.611cm" svg:y="0.185cm" style:legend-expansion="wide" chart:style-name="ch2"/>
        <chart:plot-area chart:style-name="ch3" table:cell-range-address="Foglio1.B39:Foglio1.H45" chart:data-source-has-labels="both" svg:x="0.181cm" svg:y="0.877cm" svg:width="8.723cm" svg:height="3.751cm">
          <chartooo:coordinate-region svg:x="2.152cm" svg:y="0.877cm" svg:width="6.565cm" svg:height="3.104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0">
                <text:p>20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5cm" svg:height="4.681cm" xlink:href=".." xlink:type="simple" chart:class="chart:bar" chart:style-name="ch1">
        <chart:legend chart:legend-position="top" svg:x="1.611cm" svg:y="0.185cm" style:legend-expansion="wide" chart:style-name="ch2"/>
        <chart:plot-area chart:style-name="ch3" table:cell-range-address="Foglio1.B27:Foglio1.H33" chart:data-source-has-labels="both" svg:x="0.181cm" svg:y="0.876cm" svg:width="8.723cm" svg:height="3.712cm">
          <chartooo:coordinate-region svg:x="2.152cm" svg:y="0.876cm" svg:width="6.658cm" svg:height="3.065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14cm" svg:height="4.83cm" xlink:href=".." xlink:type="simple" chart:class="chart:bar" chart:style-name="ch1">
        <chart:legend chart:legend-position="top" svg:x="1.676cm" svg:y="0.185cm" style:legend-expansion="wide" chart:style-name="ch2"/>
        <chart:plot-area chart:style-name="ch3" table:cell-range-address="Foglio1.B15:Foglio1.H21" chart:data-source-has-labels="both" svg:x="0.184cm" svg:y="0.879cm" svg:width="8.846cm" svg:height="3.855cm">
          <chartooo:coordinate-region svg:x="2.155cm" svg:y="0.879cm" svg:width="6.688cm" svg:height="3.209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47cm" svg:height="5.174cm" xlink:href=".." xlink:type="simple" chart:class="chart:bar" chart:style-name="ch1">
        <chart:legend chart:legend-position="top" svg:x="1.692cm" svg:y="0.184cm" style:legend-expansion="wide" chart:style-name="ch2"/>
        <chart:plot-area chart:style-name="ch3" table:cell-range-address="Foglio1.B87:Foglio1.H93" chart:data-source-has-labels="both" svg:x="0.184cm" svg:y="0.886cm" svg:width="8.879cm" svg:height="4.185cm">
          <chartooo:coordinate-region svg:x="2.155cm" svg:y="0.886cm" svg:width="6.628cm" svg:height="3.538cm"/>
          <chart:axis chart:dimension="x" chart:name="primary-x" chart:style-name="ch4" chartooo:axis-type="auto">
            <chartooo:date-scale/>
            <chart:categories table:cell-range-address="Foglio1.B88:Foglio1.B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88:Foglio1.C93" chart:label-cell-address="Foglio1.C87:Foglio1.C87" chart:class="chart:bar">
            <chart:data-point chart:repeated="6"/>
          </chart:series>
          <chart:series chart:style-name="ch8" chart:values-cell-range-address="Foglio1.D88:Foglio1.D93" chart:label-cell-address="Foglio1.D87:Foglio1.D87" chart:class="chart:bar">
            <chart:data-point chart:repeated="6"/>
          </chart:series>
          <chart:series chart:style-name="ch9" chart:values-cell-range-address="Foglio1.E88:Foglio1.E93" chart:label-cell-address="Foglio1.E87:Foglio1.E87" chart:class="chart:bar">
            <chart:data-point chart:repeated="6"/>
          </chart:series>
          <chart:series chart:style-name="ch10" chart:values-cell-range-address="Foglio1.F88:Foglio1.F93" chart:label-cell-address="Foglio1.F87:Foglio1.F87" chart:class="chart:bar">
            <chart:data-point chart:repeated="6"/>
          </chart:series>
          <chart:series chart:style-name="ch11" chart:values-cell-range-address="Foglio1.G88:Foglio1.G93" chart:label-cell-address="Foglio1.G87:Foglio1.G87" chart:class="chart:bar">
            <chart:data-point chart:repeated="6"/>
          </chart:series>
          <chart:series chart:style-name="ch12" chart:values-cell-range-address="Foglio1.H88:Foglio1.H93" chart:label-cell-address="Foglio1.H87:Foglio1.H8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87:Foglio1.C87</svg:desc>
                </draw:g>
              </table:table-cell>
              <table:table-cell office:value-type="string">
                <text:p>Am</text:p>
                <draw:g>
                  <svg:desc>Foglio1.D87:Foglio1.D87</svg:desc>
                </draw:g>
              </table:table-cell>
              <table:table-cell office:value-type="string">
                <text:p>An</text:p>
                <draw:g>
                  <svg:desc>Foglio1.E87:Foglio1.E87</svg:desc>
                </draw:g>
              </table:table-cell>
              <table:table-cell office:value-type="string">
                <text:p>Pt</text:p>
                <draw:g>
                  <svg:desc>Foglio1.F87:Foglio1.F87</svg:desc>
                </draw:g>
              </table:table-cell>
              <table:table-cell office:value-type="string">
                <text:p>Pr</text:p>
                <draw:g>
                  <svg:desc>Foglio1.G87:Foglio1.G87</svg:desc>
                </draw:g>
              </table:table-cell>
              <table:table-cell office:value-type="string">
                <text:p>Ve</text:p>
                <draw:g>
                  <svg:desc>Foglio1.H87:Foglio1.H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88:Foglio1.B93</svg:desc>
                </draw:g>
              </table:table-cell>
              <table:table-cell office:value-type="float" office:value="10">
                <text:p>10</text:p>
                <draw:g>
                  <svg:desc>Foglio1.C88:Foglio1.C93</svg:desc>
                </draw:g>
              </table:table-cell>
              <table:table-cell office:value-type="float" office:value="5">
                <text:p>5</text:p>
                <draw:g>
                  <svg:desc>Foglio1.D88:Foglio1.D93</svg:desc>
                </draw:g>
              </table:table-cell>
              <table:table-cell office:value-type="float" office:value="11">
                <text:p>11</text:p>
                <draw:g>
                  <svg:desc>Foglio1.E88:Foglio1.E93</svg:desc>
                </draw:g>
              </table:table-cell>
              <table:table-cell office:value-type="float" office:value="40">
                <text:p>40</text:p>
                <draw:g>
                  <svg:desc>Foglio1.F88:Foglio1.F93</svg:desc>
                </draw:g>
              </table:table-cell>
              <table:table-cell office:value-type="float" office:value="9">
                <text:p>9</text:p>
                <draw:g>
                  <svg:desc>Foglio1.G88:Foglio1.G93</svg:desc>
                </draw:g>
              </table:table-cell>
              <table:table-cell office:value-type="float" office:value="26">
                <text:p>26</text:p>
                <draw:g>
                  <svg:desc>Foglio1.H88:Foglio1.H9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09cm" svg:height="4.211cm" xlink:href=".." xlink:type="simple" chart:class="chart:circle" chart:style-name="ch1">
        <chart:legend chart:legend-position="end" svg:x="4.98cm" svg:y="0.561cm" style:legend-expansion="high" chart:style-name="ch2"/>
        <chart:plot-area chart:style-name="ch3" table:cell-range-address="Foglio1.T14:Foglio1.Y15" chart:data-source-has-labels="row" svg:x="0.309cm" svg:y="0.136cm" svg:width="4.331cm" svg:height="4.09cm">
          <chartooo:coordinate-region svg:x="1.117cm" svg:y="0.488cm" svg:width="3.205cm" svg:height="3.205cm"/>
          <chart:axis chart:dimension="x" chart:name="primary-x" chart:style-name="ch4" chartooo:axis-type="auto">
            <chartooo:date-scale/>
            <chart:categories table:cell-range-address="Foglio1.T14:Foglio1.Y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15:Foglio1.Y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14:Foglio1.Y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15</text:p>
                <draw:g>
                  <svg:desc/>
                </draw:g>
              </table:table-cell>
              <table:table-cell office:value-type="float" office:value="15.2">
                <text:p>15.2</text:p>
                <draw:g>
                  <svg:desc>Foglio1.T15:Foglio1.Y15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998cm" svg:height="4.294cm" xlink:href=".." xlink:type="simple" chart:class="chart:circle" chart:style-name="ch1">
        <chart:legend chart:legend-position="end" svg:x="4.888cm" svg:y="0.603cm" style:legend-expansion="high" chart:style-name="ch2"/>
        <chart:plot-area chart:style-name="ch3" table:cell-range-address="Foglio1.T26:Foglio1.Y27" chart:data-source-has-labels="row" svg:x="0.985cm" svg:y="-0.238cm" svg:width="3.656cm" svg:height="4.697cm">
          <chartooo:coordinate-region svg:x="0.985cm" svg:y="0.299cm" svg:width="3.656cm" svg:height="3.656cm"/>
          <chart:axis chart:dimension="x" chart:name="primary-x" chart:style-name="ch4" chartooo:axis-type="auto">
            <chartooo:date-scale/>
            <chart:categories table:cell-range-address="Foglio1.T26:Foglio1.Y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27:Foglio1.Y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26:Foglio1.Y2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3.33333333333333">
                <text:p>3.33333333333333</text:p>
                <draw:g>
                  <svg:desc>Foglio1.T27:Foglio1.Y27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